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-start text:name="__DdeLink__135_71496472"/>import itertools</text:p>
      <text:p text:style-name="Standard">from pulp import LpProblem, LpMinimize, LpVariable, lpSum, LpBinary</text:p>
      <text:p text:style-name="Standard">import random</text:p>
      <text:p text:style-name="Standard">import csv</text:p>
      <text:p text:style-name="Standard">import time</text:p>
      <text:p text:style-name="Standard">from multiprocessing import Pool, cpu_count</text:p>
      <text:p text:style-name="Standard"/>
      <text:p text:style-name="Standard"># Gerar todas as combinações possíveis de 6 números da Mega-Sena</text:p>
      <text:p text:style-name="Standard">def gerar_combinacoes_megasena():</text:p>
      <text:p text:style-name="Standard"><text:s text:c="4"/>return list(itertools.combinations(range(1, 61), 6))</text:p>
      <text:p text:style-name="Standard"/>
      <text:p text:style-name="Standard"># Função para determinar quais combinações de 6 números são cobertas por um cartão de 15 números</text:p>
      <text:p text:style-name="Standard">def combinacoes_cobertas_por_cartao(cartao):</text:p>
      <text:p text:style-name="Standard"><text:s text:c="4"/>return set(itertools.combinations(cartao, 6))</text:p>
      <text:p text:style-name="Standard"/>
      <text:p text:style-name="Standard"># Função para gerar um conjunto de cartões aleatórios</text:p>
      <text:p text:style-name="Standard">def gerar_cartao_aleatorio(_):</text:p>
      <text:p text:style-name="Standard"><text:s text:c="4"/>return random.sample(range(1, 61), 15)</text:p>
      <text:p text:style-name="Standard"/>
      <text:p text:style-name="Standard"># Função para gerar cartões em paralelo</text:p>
      <text:p text:style-name="Standard">def gerar_cartoes_aleatorios_paralelo(num_cartoes):</text:p>
      <text:p text:style-name="Standard"><text:s text:c="4"/>with Pool(processes=cpu_count()) as pool:</text:p>
      <text:p text:style-name="Standard"><text:s text:c="8"/>return pool.map(gerar_cartao_aleatorio, range(num_cartoes))</text:p>
      <text:p text:style-name="Standard"/>
      <text:p text:style-name="Standard"># Resolver ILP para cobrir 95% das combinações</text:p>
      <text:p text:style-name="Standard">def resolver_ilp_para_cobertura(combinacoes_megasena, cartoes, porcentagem_objetivo):</text:p>
      <text:p text:style-name="Standard"><text:s text:c="4"/>problema = LpProblem("Cobertura_MegaSena", LpMinimize)</text:p>
      <text:p text:style-name="Standard"><text:s text:c="4"/>x = LpVariable.dicts("Cartao", range(len(cartoes)), cat=LpBinary)</text:p>
      <text:p text:style-name="Standard"><text:s text:c="4"/>objetivo_cobertura = int(len(combinacoes_megasena) * porcentagem_objetivo)</text:p>
      <text:p text:style-name="Standard"><text:s text:c="4"/>combinacoes_por_cartao = [combinacoes_cobertas_por_cartao(cartao) for cartao in cartoes]</text:p>
      <text:p text:style-name="Standard"/>
      <text:p text:style-name="Standard"><text:s text:c="4"/>for combinacao in combinacoes_megasena:</text:p>
      <text:p text:style-name="Standard"><text:s text:c="8"/>problema += lpSum([x[i] for i, combinacoes in enumerate(combinacoes_por_cartao) if combinacao in combinacoes]) &gt;= 1</text:p>
      <text:p text:style-name="Standard"/>
      <text:p text:style-name="Standard"><text:s text:c="4"/>problema += lpSum([x[i] for i in range(len(cartoes))])</text:p>
      <text:p text:style-name="Standard"><text:s text:c="4"/>problema.solve()</text:p>
      <text:p text:style-name="Standard"/>
      <text:p text:style-name="Standard"><text:s text:c="4"/>return [cartoes[i] for i in range(len(cartoes)) if x[i].varValue == 1]</text:p>
      <text:p text:style-name="Standard"/>
      <text:p text:style-name="Standard"># Função para salvar cartões no CSV</text:p>
      <text:p text:style-name="Standard">def salvar_cartoes_em_csv(cartoes_selecionados, nome_arquivo="mega.csv"):</text:p>
      <text:p text:style-name="Standard"><text:s text:c="4"/>with open(nome_arquivo, mode='w', newline='') as arquivo_csv:</text:p>
      <text:p text:style-name="Standard"><text:s text:c="8"/>escritor = csv.writer(arquivo_csv)</text:p>
      <text:p text:style-name="Standard"><text:s text:c="8"/>escritor.writerow(['Cartão'])</text:p>
      <text:p text:style-name="Standard"><text:s text:c="8"/>for cartao in cartoes_selecionados:</text:p>
      <text:p text:style-name="Standard"><text:s text:c="12"/>cartao_formatado = ', '.join([str(numero).zfill(2) for numero in sorted(cartao)])</text:p>
      <text:p text:style-name="Standard"><text:s text:c="12"/>escritor.writerow([cartao_formatado])</text:p>
      <text:p text:style-name="Standard"/>
      <text:p text:style-name="Standard"># Função principal</text:p>
      <text:p text:style-name="Standard">def cobertura_megasena_com_ilp():</text:p>
      <text:p text:style-name="Standard"><text:soft-page-break/><text:s text:c="4"/>combinacoes_megasena = gerar_combinacoes_megasena()</text:p>
      <text:p text:style-name="Standard"><text:s text:c="4"/>num_cartoes_inicial = 10000</text:p>
      <text:p text:style-name="Standard"/>
      <text:p text:style-name="Standard"><text:s text:c="4"/># Geração de cartões aleatórios em paralelo</text:p>
      <text:p text:style-name="Standard"><text:s text:c="4"/>print("Gerando cartões aleatórios em paralelo...")</text:p>
      <text:p text:style-name="Standard"><text:s text:c="4"/>cartoes = gerar_cartoes_aleatorios_paralelo(num_cartoes_inicial)</text:p>
      <text:p text:style-name="Standard"/>
      <text:p text:style-name="Standard"><text:s text:c="4"/>porcentagem_objetivo = 0.95</text:p>
      <text:p text:style-name="Standard"><text:s text:c="4"/>cartoes_selecionados = resolver_ilp_para_cobertura(combinacoes_megasena, cartoes, porcentagem_objetivo)</text:p>
      <text:p text:style-name="Standard"/>
      <text:p text:style-name="Standard"><text:s text:c="4"/>salvar_cartoes_em_csv(cartoes_selecionados)</text:p>
      <text:p text:style-name="Standard"><text:s text:c="4"/>print(f"Total de cartões selecionados: {len(cartoes_selecionados)}")</text:p>
      <text:p text:style-name="Standard"><text:s text:c="4"/>print("Cartões salvos no arquivo 'mega.csv'.")</text:p>
      <text:p text:style-name="Standard"/>
      <text:p text:style-name="Standard"># Executar</text:p>
      <text:p text:style-name="Standard">cobertura_megasena_com_ilp()<text:bookmark-end text:name="__DdeLink__135_7149647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2T02:40:40.374163074</meta:creation-date>
    <dc:date>2024-10-12T03:44:42.304212218</dc:date>
    <meta:editing-duration>PT28M49S</meta:editing-duration>
    <meta:editing-cycles>10</meta:editing-cycles>
    <meta:generator>LibreOffice/7.6.7.2+szbt1$Linux_X86_64 LibreOffice_project/60$Build-2+szbt1</meta:generator>
    <meta:document-statistic meta:table-count="0" meta:image-count="0" meta:object-count="0" meta:page-count="2" meta:paragraph-count="52" meta:word-count="241" meta:character-count="2663" meta:non-whitespace-character-count="2318"/>
  </office:meta>
</office:document-meta>
</file>